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vertical-align="middle"/>
    </style:style>
    <style:style style:name="gr3" style:family="graphic" style:parent-style-name="standard">
      <style:graphic-properties draw:marker-start="Arrowheads_20_2" draw:marker-end="Arrowheads_20_1" draw:textarea-horizontal-align="center" draw:textarea-vertical-align="middle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heads_20_2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vertical-align="top"/>
    </style:style>
    <style:style style:name="gr8" style:family="graphic" style:parent-style-name="standard">
      <style:graphic-properties draw:fill="solid" draw:fill-color="#99cccc" draw:textarea-vertical-align="top"/>
    </style:style>
    <style:style style:name="gr9" style:family="graphic" style:parent-style-name="standard">
      <style:graphic-properties draw:fill="solid" draw:fill-color="#cfe7f5" draw:textarea-vertical-align="top"/>
    </style:style>
    <style:style style:name="gr10" style:family="graphic" style:parent-style-name="standard">
      <style:graphic-properties draw:marker-start="Arrowheads_20_1" draw:marker-end="Arrowheads_20_2"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3.6cm" svg:height="1.5cm" svg:x="7.4cm" svg:y="9cm">
          <text:p text:style-name="P1"><text:span text:style-name="T1">COUNTRY</text:span></text:p>
        </draw:rect>
        <draw:rect draw:style-name="gr1" draw:text-style-name="P2" xml:id="id5" draw:id="id5" draw:layer="layout" svg:width="3.6cm" svg:height="1.5cm" svg:x="7.4cm" svg:y="7cm">
          <text:p text:style-name="P1"><text:span text:style-name="T1">CITY</text:span></text:p>
        </draw:rect>
        <draw:rect draw:style-name="gr1" draw:text-style-name="P2" xml:id="id4" draw:id="id4" draw:layer="layout" svg:width="3.6cm" svg:height="1.5cm" svg:x="7.4cm" svg:y="5cm">
          <text:p text:style-name="P1"><text:span text:style-name="T1">VENUE</text:span></text:p>
        </draw:rect>
        <draw:rect draw:style-name="gr2" draw:text-style-name="P2" xml:id="id3" draw:id="id3" draw:layer="layout" svg:width="3.6cm" svg:height="1.5cm" svg:x="2cm" svg:y="5cm">
          <text:p text:style-name="P1"><text:span text:style-name="T1">EVENT</text:span></text:p>
        </draw:rect>
        <draw:rect draw:style-name="gr2" draw:text-style-name="P2" xml:id="id1" draw:id="id1" draw:layer="layout" svg:width="3.6cm" svg:height="1.5cm" svg:x="2cm" svg:y="2cm">
          <text:p text:style-name="P1"><text:span text:style-name="T1">BAND</text:span></text:p>
        </draw:rect>
        <draw:rect draw:style-name="gr2" draw:text-style-name="P2" xml:id="id2" draw:id="id2" draw:layer="layout" svg:width="3.6cm" svg:height="1.5cm" svg:x="7.4cm" svg:y="2cm">
          <text:p text:style-name="P1"><text:span text:style-name="T1">TOURDATE</text:span></text:p>
        </draw:rect>
        <draw:connector draw:style-name="gr3" draw:text-style-name="P3" draw:layer="layout" svg:x1="5.6cm" svg:y1="2.75cm" svg:x2="7.4cm" svg:y2="2.75cm" draw:start-shape="id1" draw:start-glue-point="1" draw:end-shape="id2" draw:end-glue-point="3" svg:d="M5600 2750h1800">
          <text:p/>
        </draw:connector>
        <draw:connector draw:style-name="gr4" draw:text-style-name="P3" draw:layer="layout" svg:x1="3.8cm" svg:y1="3.5cm" svg:x2="3.8cm" svg:y2="5cm" draw:start-shape="id1" draw:start-glue-point="2" draw:end-shape="id3" draw:end-glue-point="0" svg:d="M3800 3500v1500">
          <text:p/>
        </draw:connector>
        <draw:connector draw:style-name="gr5" draw:text-style-name="P3" draw:layer="layout" svg:x1="9.2cm" svg:y1="6.5cm" svg:x2="9.2cm" svg:y2="7cm" draw:start-shape="id4" draw:start-glue-point="2" draw:end-shape="id5" draw:end-glue-point="0" svg:d="M9200 6500v500">
          <text:p/>
        </draw:connector>
        <draw:connector draw:style-name="gr5" draw:text-style-name="P3" draw:layer="layout" svg:x1="9.2cm" svg:y1="8.5cm" svg:x2="9.2cm" svg:y2="9cm" draw:start-shape="id5" draw:start-glue-point="2" draw:end-shape="id6" draw:end-glue-point="0" svg:d="M9200 8500v500">
          <text:p/>
        </draw:connector>
        <draw:connector draw:style-name="gr6" draw:text-style-name="P3" draw:layer="layout" svg:x1="9.2cm" svg:y1="3.5cm" svg:x2="9.2cm" svg:y2="5cm" draw:start-shape="id2" draw:start-glue-point="2" draw:end-shape="id4" draw:end-glue-point="0" svg:d="M9200 3500v1500">
          <text:p/>
        </draw:connector>
        <draw:connector draw:style-name="gr6" draw:text-style-name="P3" draw:layer="layout" svg:x1="5.6cm" svg:y1="5.75cm" svg:x2="7.4cm" svg:y2="5.75cm" draw:start-shape="id3" draw:start-glue-point="1" draw:end-shape="id4" svg:d="M5600 5750h1800">
          <text:p/>
        </draw:connector>
      </draw:page>
      <draw:page draw:name="page2" draw:style-name="dp1" draw:master-page-name="Default">
        <draw:rect draw:style-name="gr7" draw:text-style-name="P5" xml:id="id7" draw:id="id7" draw:layer="layout" svg:width="3.6cm" svg:height="6.5cm" svg:x="2.5cm" svg:y="1cm">
          <text:p text:style-name="P3"><text:span text:style-name="T1">Band</text:span></text:p>
          <text:p text:style-name="P3"><text:span text:style-name="T2"/></text:p>
          <text:p text:style-name="P4"><text:span text:style-name="T2">bandMbid</text:span></text:p>
          <text:p text:style-name="P4"><text:span text:style-name="T2">name</text:span></text:p>
          <text:p text:style-name="P4"><text:span text:style-name="T2">description</text:span></text:p>
          <text:p text:style-name="P4"><text:span text:style-name="T2">imageUrl</text:span></text:p>
          <text:p text:style-name="P4"><text:span text:style-name="T2"/></text:p>
          <text:p text:style-name="P4"><text:span text:style-name="T3">numGigs</text:span></text:p>
          <text:p text:style-name="P4"><text:span text:style-name="T3">totalRating</text:span></text:p>
        </draw:rect>
        <draw:rect draw:style-name="gr7" draw:text-style-name="P5" xml:id="id8" draw:id="id8" draw:layer="layout" svg:width="3.6cm" svg:height="6.5cm" svg:x="8cm" svg:y="1cm">
          <text:p text:style-name="P3"><text:span text:style-name="T1">TourDate</text:span></text:p>
          <text:p text:style-name="P4"><text:span text:style-name="T2"/></text:p>
          <text:p text:style-name="P4"><text:span text:style-name="T2">name</text:span></text:p>
          <text:p text:style-name="P4"><text:span text:style-name="T2">startDate</text:span></text:p>
          <text:p text:style-name="P4"><text:span text:style-name="T2">endDate</text:span></text:p>
          <text:p text:style-name="P4"><text:span text:style-name="T2">(stage)</text:span></text:p>
          <text:p text:style-name="P4"><text:span text:style-name="T2">(venueId)</text:span></text:p>
          <text:p text:style-name="P4"><text:span text:style-name="T2">(cityId)</text:span></text:p>
          <text:p text:style-name="P4"><text:span text:style-name="T2">countryCode</text:span></text:p>
          <text:p text:style-name="P4"><text:span text:style-name="T2">supportAct</text:span></text:p>
          <text:p text:style-name="P4"><text:span text:style-name="T2"/></text:p>
          <text:p text:style-name="P4"><text:span text:style-name="T3">rating</text:span></text:p>
          <text:p text:style-name="P4"><text:span text:style-name="T3">comments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rect>
        <draw:connector draw:style-name="gr3" draw:text-style-name="P3" draw:layer="layout" svg:x1="6.1cm" svg:y1="4.25cm" svg:x2="8cm" svg:y2="4.25cm" draw:start-shape="id7" draw:start-glue-point="1" draw:end-shape="id8" draw:end-glue-point="3" svg:d="M6100 4250h1900">
          <text:p/>
        </draw:connector>
        <draw:rect draw:style-name="gr8" draw:text-style-name="P5" xml:id="id9" draw:id="id9" draw:layer="layout" svg:width="3.6cm" svg:height="2.6cm" svg:x="14cm" svg:y="4cm">
          <text:p text:style-name="P3"><text:span text:style-name="T1">Venue</text:span></text:p>
          <text:p text:style-name="P4"><text:span text:style-name="T2">id</text:span></text:p>
          <text:p text:style-name="P4"><text:span text:style-name="T2">name</text:span></text:p>
          <text:p text:style-name="P4"><text:span text:style-name="T4">(longitude)</text:span></text:p>
          <text:p text:style-name="P4"><text:span text:style-name="T4">(latitude)</text:span></text:p>
        </draw:rect>
        <draw:rect draw:style-name="gr8" draw:text-style-name="P5" xml:id="id10" draw:id="id10" draw:layer="layout" svg:width="3.6cm" svg:height="2.6cm" svg:x="14cm" svg:y="7cm">
          <text:p text:style-name="P3"><text:span text:style-name="T1">City</text:span></text:p>
          <text:p text:style-name="P4"><text:span text:style-name="T2">id</text:span></text:p>
          <text:p text:style-name="P4"><text:span text:style-name="T2">name</text:span></text:p>
          <text:p text:style-name="P4"><text:span text:style-name="T4">(longitude)</text:span></text:p>
          <text:p text:style-name="P4"><text:span text:style-name="T4">(latitude)</text:span></text:p>
        </draw:rect>
        <draw:rect draw:style-name="gr8" draw:text-style-name="P5" xml:id="id11" draw:id="id11" draw:layer="layout" svg:width="3.6cm" svg:height="1.8cm" svg:x="14cm" svg:y="10cm">
          <text:p text:style-name="P3"><text:span text:style-name="T1">Country</text:span></text:p>
          <text:p text:style-name="P4"><text:span text:style-name="T2">code</text:span></text:p>
          <text:p text:style-name="P4"><text:span text:style-name="T2">name</text:span></text:p>
          <text:p text:style-name="P4"><text:span text:style-name="T4"/></text:p>
        </draw:rect>
        <draw:connector draw:style-name="gr6" draw:text-style-name="P3" draw:layer="layout" draw:line-skew="0.2cm" svg:x1="11.6cm" svg:y1="4.25cm" svg:x2="14cm" svg:y2="5.3cm" draw:start-shape="id8" draw:start-glue-point="1" draw:end-shape="id9" svg:d="M11600 4250h1400v1050h1000">
          <text:p/>
        </draw:connector>
        <draw:connector draw:style-name="gr6" draw:text-style-name="P3" draw:layer="layout" draw:line-skew="0.2cm" svg:x1="11.6cm" svg:y1="4.25cm" svg:x2="14cm" svg:y2="8.3cm" draw:start-shape="id8" draw:start-glue-point="1" draw:end-shape="id10" svg:d="M11600 4250h1400v4050h1000">
          <text:p/>
        </draw:connector>
        <draw:connector draw:style-name="gr6" draw:text-style-name="P3" draw:layer="layout" draw:line-skew="0.2cm" svg:x1="11.6cm" svg:y1="4.25cm" svg:x2="14cm" svg:y2="10.9cm" draw:start-shape="id8" draw:start-glue-point="1" draw:end-shape="id11" draw:end-glue-point="3" svg:d="M11600 4250h1400v6650h1000">
          <text:p/>
        </draw:connector>
        <draw:rect draw:style-name="gr9" draw:text-style-name="P5" xml:id="id12" draw:id="id12" draw:layer="layout" svg:width="3.6cm" svg:height="6.5cm" svg:x="8cm" svg:y="9.5cm">
          <text:p text:style-name="P3"><text:span text:style-name="T1">Event</text:span></text:p>
          <text:p text:style-name="P3"><text:span text:style-name="T2"/></text:p>
          <text:p text:style-name="P4"><text:span text:style-name="T2">description</text:span></text:p>
          <text:p text:style-name="P4"><text:span text:style-name="T2">startDate</text:span></text:p>
          <text:p text:style-name="P4"><text:span text:style-name="T2">endDate</text:span></text:p>
          <text:p text:style-name="P4"><text:span text:style-name="T4">(venueId)</text:span></text:p>
          <text:p text:style-name="P4"><text:span text:style-name="T4">(cityId)</text:span></text:p>
          <text:p text:style-name="P4"><text:span text:style-name="T4">countryCode</text:span></text:p>
          <text:p text:style-name="P4"><text:span text:style-name="T3"/></text:p>
          <text:p text:style-name="P4"><text:span text:style-name="T3">numRatings</text:span></text:p>
          <text:p text:style-name="P4"><text:span text:style-name="T3">totalRating</text:span></text:p>
          <text:p text:style-name="P4"><text:span text:style-name="T3">comments</text:span></text:p>
        </draw:rect>
        <draw:rect draw:style-name="gr9" draw:text-style-name="P5" xml:id="id13" draw:id="id13" draw:layer="layout" svg:width="3.6cm" svg:height="6.5cm" svg:x="2.5cm" svg:y="9.5cm">
          <text:p text:style-name="P3"><text:span text:style-name="T1">EventGig</text:span></text:p>
          <text:p text:style-name="P3"><text:span text:style-name="T2"/></text:p>
          <text:p text:style-name="P4"><text:span text:style-name="T2">bandMbid</text:span></text:p>
          <text:p text:style-name="P4"><text:span text:style-name="T4">date</text:span></text:p>
          <text:p text:style-name="P4"><text:span text:style-name="T4">(stage)</text:span></text:p>
          <text:p text:style-name="P4"><text:span text:style-name="T4">startTime</text:span></text:p>
          <text:p text:style-name="P4"><text:span text:style-name="T4">endTime</text:span></text:p>
          <text:p text:style-name="P4"><text:span text:style-name="T3"/></text:p>
          <text:p text:style-name="P4"><text:span text:style-name="T3">rating</text:span></text:p>
          <text:p text:style-name="P4"><text:span text:style-name="T3">comments</text:span></text:p>
        </draw:rect>
        <draw:connector draw:style-name="gr3" draw:text-style-name="P3" draw:layer="layout" svg:x1="8cm" svg:y1="12.75cm" svg:x2="6.1cm" svg:y2="12.75cm" draw:start-shape="id12" draw:start-glue-point="3" draw:end-shape="id13" svg:d="M8000 12750h-1900">
          <text:p/>
        </draw:connector>
        <draw:connector draw:style-name="gr10" draw:text-style-name="P3" draw:layer="layout" svg:x1="4.3cm" svg:y1="9.5cm" svg:x2="4.3cm" svg:y2="7.5cm" draw:start-shape="id13" draw:end-shape="id7" svg:d="M4300 9500v-2000">
          <text:p/>
        </draw:connector>
        <draw:connector draw:style-name="gr5" draw:text-style-name="P3" draw:layer="layout" draw:line-skew="0.2cm" svg:x1="11.6cm" svg:y1="12.75cm" svg:x2="14cm" svg:y2="5.3cm" draw:start-shape="id12" draw:start-glue-point="1" draw:end-shape="id9" draw:end-glue-point="3" svg:d="M11600 12750h1400v-74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H51M21S</meta:editing-duration>
    <meta:editing-cycles>7</meta:editing-cycles>
    <meta:generator>OpenOffice/4.1.0$Win32 OpenOffice.org_project/410m18$Build-9764</meta:generator>
    <dc:date>2015-09-08T22:40:12.85</dc:date>
    <dc:creator>Johan Smet</dc:creator>
    <meta:document-statistic meta:object-count="26"/>
  </office:meta>
</office:document-meta>
</file>